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5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Heading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BIRDS…........................................................ <text:s text:c="12"/><text:tab/>Date: <text:s text:c="2"/>30-10-2012. <text:s text:c="14"/>No: …..1.......…..........................</text:p>
      <text:p text:style-name="P1">Recorder: <text:tab/><text:tab/>FOSTER OFORI.............................................<text:tab/><text:tab/>Glossed: ….............................................................................................</text:p>
      <text:p text:style-name="P1">Keyboarded: <text:tab/><text:tab/>EMMANUEL LATSE....................................<text:tab/><text:tab/>File name:.............................................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5"/>
            </table:table-cell>
            <table:table-cell table:style-name="Table1.B1" office:value-type="string">
              <text:p text:style-name="P6">NKONYA</text:p>
            </table:table-cell>
            <table:table-cell table:style-name="Table1.B1" office:value-type="string">
              <text:p text:style-name="P6">ASƲN BAMBA</text:p>
            </table:table-cell>
            <table:table-cell table:style-name="Table1.D1" office:value-type="string">
              <text:p text:style-name="P6">ENGLISH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Abrɔdʋm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Bat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Batɛkokoyin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>Batɛtsɩh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4">Fuliful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4">Kensire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4">Klankp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4">Klɛkpakp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4">Klob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4">Kpakpa(he)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4">Kpaw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4">Krakun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4">Las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4">Ofw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4">Oyits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4">Ɔdakpokpo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4">Ɔtswɩtsw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4">Ɔwankɩ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4">Wanpʋ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4">Sohol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4">Wanlɩn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4">Lɔpɔ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4">Lɔpɔtemgbe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4">Olopogyas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4">Ntsusʋkpakp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8">
            <text:p text:style-name="P3">28</text:p>
          </table:table-cell>
          <table:table-cell table:style-name="Table1.A2" office:value-type="string">
            <text:p text:style-name="P4">Ɔkpɛpʋ-obubw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11M14S</meta:editing-duration>
    <meta:editing-cycles>10</meta:editing-cycles>
    <meta:generator>OpenOffice.org/3.2$Linux OpenOffice.org_project/320m12$Build-9483</meta:generator>
    <dc:date>2012-10-31T15:33:48</dc:date>
    <meta:print-date>2012-10-27T16:06:46</meta:print-date>
    <meta:document-statistic meta:table-count="1" meta:image-count="0" meta:object-count="0" meta:page-count="3" meta:paragraph-count="58" meta:word-count="76" meta:character-count="750"/>
    <meta:template xlink:type="simple" xlink:actuate="onRequest" xlink:title="BalsaDefault" xlink:href="../../.config/libreoffice/3/user/template/BalsaDefault.ott" meta:date="2012-10-27T15:38:13"/>
  </office:meta>
</office:document-meta>
</file>